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C000000249FE751C29F650A1A.png" manifest:media-type="image/png"/>
  <manifest:file-entry manifest:full-path="Pictures/1000059200003977000003B9773178765E472A8F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Hermit" svg:font-family="Hermit" style:font-adornments="SemiBold" style:font-pitch="variable"/>
    <style:font-face style:name="Hermit1" svg:font-family="Hermit" style:font-pitch="fixed"/>
    <style:font-face style:name="Hermit2" svg:font-family="Hermit" style:font-pitch="variable"/>
    <style:font-face style:name="Hermit3" svg:font-family="Hermit" style:font-adornments="SemiBold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Space Grotesk Medium1" svg:font-family="'Space Grotesk Medium'" style:font-adornments="Medium" style:font-pitch="variable"/>
    <style:font-face style:name="Urbanist SemiBold" svg:font-family="'Urbanist SemiBold'" style:font-pitch="variable"/>
    <style:font-face style:name="Urbanist SemiBold1" svg:font-family="'Urbanist SemiBold'" style:font-adornments="Semi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text-properties style:font-name="Space Grotesk Medium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Space Grotesk Medium"/>
    </style:style>
    <style:style style:name="P4" style:family="paragraph">
      <style:text-properties style:font-name="Urbanist SemiBold" fo:font-size="24pt"/>
    </style:style>
    <style:style style:name="P5" style:family="paragraph">
      <style:paragraph-properties fo:margin-top="0.3cm" fo:margin-bottom="0.3cm"/>
    </style:style>
    <style:style style:name="P6" style:family="paragraph">
      <style:paragraph-properties fo:margin-top="0cm" fo:margin-bottom="0cm"/>
    </style:style>
    <style:style style:name="P7" style:family="paragraph">
      <style:text-properties style:font-name="Urbanist SemiBold1" fo:font-size="24pt"/>
    </style:style>
    <style:style style:name="P8" style:family="paragraph">
      <style:text-properties style:font-name="Urbanist SemiBold1" fo:font-size="24pt" style:font-size-asian="24pt" style:font-size-complex="24pt"/>
    </style:style>
    <style:style style:name="P9" style:family="paragraph">
      <style:text-properties style:font-name="Urbanist SemiBold"/>
    </style:style>
    <style:style style:name="P10" style:family="paragraph">
      <style:paragraph-properties fo:text-align="center"/>
      <style:text-properties style:font-name="Urbanist SemiBold"/>
    </style:style>
    <style:style style:name="P11" style:family="paragraph">
      <loext:graphic-properties draw:fill="none" draw:fill-color="#ffffff"/>
      <style:paragraph-properties fo:text-align="center"/>
      <style:text-properties style:font-name="Urbanist SemiBold"/>
    </style:style>
    <style:style style:name="P12" style:family="paragraph">
      <style:text-properties style:font-name="Space Grotesk Medium1" fo:font-size="24pt" style:font-size-asian="24pt" style:font-size-complex="24pt"/>
    </style:style>
    <style:style style:name="P13" style:family="paragraph">
      <loext:graphic-properties draw:fill-color="#ffffff"/>
      <style:text-properties style:font-name="Space Grotesk Medium1" fo:font-size="24pt" style:font-size-asian="24pt" style:font-size-complex="24pt"/>
    </style:style>
    <style:style style:name="P14" style:family="paragraph">
      <style:paragraph-properties fo:text-align="center"/>
    </style:style>
    <style:style style:name="T1" style:family="text">
      <style:text-properties style:font-name="Space Grotesk Medium" fo:font-size="72pt" style:font-size-asian="72pt" style:font-size-complex="72pt"/>
    </style:style>
    <style:style style:name="T2" style:family="text">
      <style:text-properties style:font-name="Space Grotesk Medium"/>
    </style:style>
    <style:style style:name="T3" style:family="text">
      <style:text-properties style:font-name="Urbanist SemiBold" fo:font-size="24pt"/>
    </style:style>
    <style:style style:name="T4" style:family="text">
      <style:text-properties style:font-name="Hermit1" fo:font-size="24pt"/>
    </style:style>
    <style:style style:name="T5" style:family="text">
      <style:text-properties style:font-name="Hermit1"/>
    </style:style>
    <style:style style:name="T6" style:family="text">
      <style:text-properties style:font-name="Urbanist SemiBold1" fo:font-size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Hermit1" fo:font-size="24pt" fo:font-style="normal" fo:text-shadow="none" style:text-underline-style="none" fo:font-weight="normal" style:letter-kerning="true" fo:background-color="transparent" style:font-name-asian="FreeSans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Hermit1" fo:font-size="24pt" fo:font-style="normal" fo:text-shadow="none" style:text-underline-style="none" fo:font-weight="normal" style:letter-kerning="true" fo:background-color="transparent" style:font-name-asian="FreeSans2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rbanist SemiBold1" fo:font-size="24pt" style:font-size-asian="24pt" style:font-size-complex="24pt"/>
    </style:style>
    <style:style style:name="T10" style:family="text">
      <style:text-properties fo:color="#00a933" loext:opacity="100%" style:font-name="Urbanist SemiBold1" fo:font-size="24pt" style:font-size-asian="24pt" style:font-size-complex="24pt"/>
    </style:style>
    <style:style style:name="T11" style:family="text">
      <style:text-properties style:font-name="Urbanist SemiBold"/>
    </style:style>
    <style:style style:name="T12" style:family="text">
      <style:text-properties fo:color="#c9211e" loext:opacity="100%" style:font-name="Urbanist Semi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a933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1.78cm" presentation:class="subtitle" presentation:user-transformed="true">
          <draw:text-box>
            <text:p><text:span text:style-name="T1">Func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My Requiremen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t’ go to the func_sample.py fi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text-style-name="P3" draw:layer="layout" svg:width="25.199cm" svg:height="2.629cm" svg:x="1.4cm" svg:y="0.628cm" presentation:class="title">
          <draw:text-box>
            <text:p><text:span text:style-name="T2">Loops vs Functions</text:span></text:p>
          </draw:text-box>
        </draw:frame>
        <draw:frame presentation:style-name="pr4" draw:text-style-name="P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Loops </text:span></text:p>
                <text:list>
                  <text:list-item>
                    <text:p><text:span text:style-name="T3">Repetition</text:span></text:p>
                  </text:list-item>
                  <text:list-item>
                    <text:p><text:span text:style-name="T3">Done at a single instance</text:span><text:span text:style-name="T3"><text:tab/></text:span><text:span text:style-name="T3"><text:tab/>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3">Functions</text:span></text:p>
                <text:list>
                  <text:list-item>
                    <text:p><text:span text:style-name="T3">Re-using</text:span></text:p>
                  </text:list-item>
                  <text:list-item>
                    <text:p><text:span text:style-name="T3">Can be re-used in different parts of the file and even in </text:span><text:span text:style-name="T3">different projects is po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<text:span text:style-name="T2">Functions has two parts</text:span></text:p>
          </draw:text-box>
        </draw:frame>
        <draw:frame presentation:style-name="pr4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3">Part 1: Function call</text:span></text:p>
                <text:list>
                  <text:list-item>
                    <text:p><text:span text:style-name="T3">The syntax used for calling a function</text:span></text:p>
                  </text:list-item>
                  <text:list-item>
                    <text:p><text:span text:style-name="T4">myfunc()</text:span></text:p>
                  </text:list-item>
                </text:list>
              </text:list-item>
              <text:list-item>
                <text:p><text:span text:style-name="T3">Part 2: Function defenition</text:span></text:p>
                <text:list>
                  <text:list-item>
                    <text:p><text:span text:style-name="T3">The syntax used to declare what a function does and how it </text:span><text:span text:style-name="T3">does with what parameters</text:span></text:p>
                  </text:list-item>
                  <text:list-item>
                    <text:p><text:span text:style-name="T4">def myfunc():</text:span></text:p>
                    <text:list>
                      <text:list-header>
                        <text:p><text:span text:style-name="T5">print(“hello function”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Syntax of function defenition</text:span></text:p>
          </draw:text-box>
        </draw:frame>
        <draw:frame presentation:style-name="pr4" draw:text-style-name="P7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6">The function definition starts with keyword def and function </text:span><text:span text:style-name="T6">name along with parameter it needs</text:span></text:p>
                <text:list>
                  <text:list-header>
                    <text:p text:style-name="P5"><text:span text:style-name="T7">def myfunc(param1, param2, […]):</text:span></text:p>
                    <text:list>
                      <text:list-header>
                        <text:p text:style-name="P6"><text:span text:style-name="T8">param1 = param1/2</text:span></text:p>
                        <text:p text:style-name="P6"><text:span text:style-name="T8">param2 = sqrt(param2)</text:span></text:p>
                        <text:p text:style-name="P6"><text:span text:style-name="T8">return param2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6">You can declare a function which requires a parameter or </text:span><text:span text:style-name="T6">which does not take any parameter. It is completely based on </text:span><text:span text:style-name="T6">your requirement</text:span></text:p>
              </text:list-item>
              <text:list-item>
                <text:p><text:span text:style-name="T6">Return statement in function is also optional you have it or you </text:span><text:span text:style-name="T6">can choose not to have it if you don’t have the requirem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Combination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With parameter with return</text:span></text:p>
              </text:list-item>
              <text:list-item>
                <text:p><text:span text:style-name="T6">With parameter without return </text:span></text:p>
              </text:list-item>
              <text:list-item>
                <text:p><text:span text:style-name="T6">Without parameter with return </text:span></text:p>
              </text:list-item>
              <text:list-item>
                <text:p><text:span text:style-name="T6">Without parameter without return</text:span></text:p>
                <text:p><text:span text:style-name="T6">Let’s see examples for each..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Scope of values</text:span></text:p>
          </draw:text-box>
        </draw:frame>
        <draw:frame presentation:style-name="pr4" draw:text-style-name="P8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9">Function is a seperate entity, so it has some private activity </text:span><text:span text:style-name="T9">going on</text:span></text:p>
              </text:list-item>
              <text:list-item>
                <text:p><text:span text:style-name="T9">To explain which variable are visible and accesible in different </text:span><text:span text:style-name="T9">parts of code, we use term called scope</text:span></text:p>
              </text:list-item>
              <text:list-item>
                <text:p><text:span text:style-name="T9">There is </text:span><text:span text:style-name="T10">local</text:span><text:span text:style-name="T9"> and </text:span><text:span text:style-name="T10">global</text:span><text:span text:style-name="T9"> scope.</text:span></text:p>
              </text:list-item>
              <text:list-item>
                <text:p><text:span text:style-name="T9">What get’s declared inside a function won’t be available </text:span><text:span text:style-name="T9">outside the function, so they are local variables.</text:span></text:p>
              </text:list-item>
              <text:list-item>
                <text:p><text:span text:style-name="T9">Variables and values declared outside function is in global </text:span><text:span text:style-name="T9">parameters. They are accessible anywhere in the code even </text:span><text:span text:style-name="T9">inside the function</text:span></text:p>
              </text:list-item>
              <text:list-item>
                <text:p><text:span text:style-name="T9">There are more scope items, let’s see them so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963cm" svg:x="1.4cm" svg:y="-0.039cm" presentation:class="title" presentation:user-transformed="true">
          <draw:text-box>
            <text:p text:style-name="P3"><text:span text:style-name="T2">Modularity is the best feature of functions</text:span></text:p>
          </draw:text-box>
        </draw:frame>
        <draw:frame presentation:style-name="pr4" draw:text-style-name="P9" draw:layer="layout" svg:width="25.199cm" svg:height="9.65cm" svg:x="1.4cm" svg:y="4.32cm" presentation:class="outline" presentation:user-transformed="true">
          <draw:text-box>
            <text:list text:style-name="L2">
              <text:list-item>
                <text:p text:style-name="P9"><text:span text:style-name="T11">Modularity</text:span></text:p>
                <text:list>
                  <text:list-item>
                    <text:p text:style-name="P9"><text:span text:style-name="T11">The ability to keep things as plug and play, without </text:span><text:span text:style-name="T11">having it all the times configured. </text:span></text:p>
                  </text:list-item>
                  <text:list-item>
                    <text:p text:style-name="P9"><text:span text:style-name="T11">If you call it does, one job and gives you value.</text:span></text:p>
                  </text:list-item>
                  <text:list-item>
                    <text:p text:style-name="P9"><text:span text:style-name="T11">Even if you update some logic in functions that can </text:span><text:span text:style-name="T11">be maintained and replaced as a seperate un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Recurs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11">It is a crucial concept.</text:span></text:p>
              </text:list-item>
              <text:list-item>
                <text:p text:style-name="P9"><text:span text:style-name="T11">Little bit hard to learn, but learnable only</text:span></text:p>
              </text:list-item>
              <text:list-item>
                <text:p text:style-name="P9"><text:span text:style-name="T11">It is most often used when combined with DSA </text:span><text:span text:style-name="T11">and problem solving items. </text:span></text:p>
              </text:list-item>
              <text:list-item>
                <text:p text:style-name="P9"><text:span text:style-name="T11">Functional programming revolves around this </text:span><text:span text:style-name="T11">recursion.</text:span></text:p>
                <text:list>
                  <text:list-header>
                    <text:p text:style-name="P9"><text:span text:style-name="T12">Note:** Python is not a functional programming </text:span><text:span text:style-name="T12">languag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Recur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a function calls itself and do the process over and over again until it reaches singular value and returns back, then this is called recursion.</text:p>
              </text:list-item>
              <text:list-item>
                <text:p>Simpler version:</text:p>
                <text:list>
                  <text:list-item>
                    <text:p>A function calling itself to do the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9" draw:layer="layout" svg:width="25.199cm" svg:height="2.629cm" svg:x="1.401cm" svg:y="6.561cm" presentation:class="title" presentation:user-transformed="true">
          <draw:text-box>
            <text:p text:style-name="P9">Famous factorial</text:p>
          </draw:text-box>
        </draw:frame>
        <draw:frame draw:style-name="gr2" draw:text-style-name="P11" draw:layer="layout" svg:width="20.32cm" svg:height="1.783cm" svg:x="3.84cm" svg:y="8.784cm">
          <draw:text-box>
            <text:p text:style-name="P10">Let’s go to our text editor and terminal to see this famous factorial recursion problem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3" draw:layer="layout" svg:width="25.199cm" svg:height="12.19cm" svg:x="1.471cm" svg:y="0.51cm" presentation:class="subtitle" presentation:user-transformed="true">
          <draw:text-box>
            <text:p text:style-name="P12"><text:span text:style-name="T13">New Skill earned</text:span></text:p>
            <text:p text:style-name="P12"><text:span text:style-name="T14">“</text:span><text:span text:style-name="T14">Functions”</text:span></text:p>
            <text:p text:style-name="P12"><text:span text:style-name="T13"/></text:p>
            <text:p text:style-name="P12"><text:span text:style-name="T13">Practice more to master it</text:span></text:p>
            <text:p text:style-name="P12"><text:span text:style-name="T13"/></text:p>
            <text:p text:style-name="P12"><text:span text:style-name="T13">By the way you are almost there, just 2 more steps to be a Python Beginner level programmer</text:span></text:p>
          </draw:text-box>
        </draw:frame>
        <draw:frame draw:style-name="gr3" draw:text-style-name="P14" draw:layer="layout" svg:width="14.71cm" svg:height="0.952cm" svg:x="6.645cm" svg:y="10.795cm">
          <draw:image xlink:href="Pictures/1000059200003977000003B9773178765E472A8F.pdf" xlink:type="simple" xlink:show="embed" xlink:actuate="onLoad" draw:mime-type="application/pdf">
            <text:p/>
          </draw:image>
          <draw:image xlink:href="Pictures/100000010000022C000000249FE751C29F650A1A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Hermit" svg:font-family="Hermit" style:font-adornments="SemiBold" style:font-pitch="variable"/>
    <style:font-face style:name="Hermit1" svg:font-family="Hermit" style:font-pitch="fixed"/>
    <style:font-face style:name="Hermit2" svg:font-family="Hermit" style:font-pitch="variable"/>
    <style:font-face style:name="Hermit3" svg:font-family="Hermit" style:font-adornments="SemiBold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Space Grotesk Medium1" svg:font-family="'Space Grotesk Medium'" style:font-adornments="Medium" style:font-pitch="variable"/>
    <style:font-face style:name="Urbanist SemiBold" svg:font-family="'Urbanist SemiBold'" style:font-pitch="variable"/>
    <style:font-face style:name="Urbanist SemiBold1" svg:font-family="'Urbanist SemiBold'" style:font-adornments="Semi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7:13:17.444748821</meta:creation-date>
    <dc:date>2023-07-04T07:02:02.304796146</dc:date>
    <meta:editing-duration>PT1H51M45S</meta:editing-duration>
    <meta:editing-cycles>4</meta:editing-cycles>
    <meta:generator>LibreOffice/7.5.4.2$Linux_X86_64 LibreOffice_project/50$Build-2</meta:generator>
    <meta:document-statistic meta:object-count="69"/>
  </office:meta>
</office:document-meta>
</file>